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Helvetica Neue" svg:font-family="'Helvetica Neue', Helvetica, Arial, sans-serif"/>
    <style:font-face style:name="Helvetica Neue1" svg:font-family="'Helvetica Neue', Helvetica, Arial, sans-serif, serif, EmojiFont"/>
    <style:font-face style:name="Lucida Grande" svg:font-family="'Lucida Grande', helvetica, arial, verdana, sans-serif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Text_20_body">
      <style:text-properties fo:font-variant="normal" fo:text-transform="none" fo:color="#a52a2a" style:font-name="Helvetica Neue" fo:font-size="9.75pt" fo:letter-spacing="normal" fo:font-style="normal" fo:font-weight="normal" officeooo:rsid="0017ec5b" officeooo:paragraph-rsid="005b7dc1"/>
    </style:style>
    <style:style style:name="P4" style:family="paragraph" style:parent-style-name="Text_20_body">
      <style:text-properties fo:font-variant="normal" fo:text-transform="none" fo:color="#a52a2a" style:font-name="Helvetica Neue" fo:font-size="9.75pt" fo:letter-spacing="normal" fo:font-style="normal" fo:font-weight="normal" officeooo:rsid="0017ec5b" officeooo:paragraph-rsid="005c7730"/>
    </style:style>
    <style:style style:name="P5" style:family="paragraph" style:parent-style-name="Heading_20_2">
      <style:text-properties officeooo:rsid="001ba205" officeooo:paragraph-rsid="001ba205"/>
    </style:style>
    <style:style style:name="P6" style:family="paragraph" style:parent-style-name="Heading_20_2">
      <style:text-properties officeooo:rsid="00209c54" officeooo:paragraph-rsid="00209c54"/>
    </style:style>
    <style:style style:name="P7" style:family="paragraph" style:parent-style-name="Heading_20_2">
      <style:text-properties officeooo:rsid="00211e14" officeooo:paragraph-rsid="00211e14"/>
    </style:style>
    <style:style style:name="P8" style:family="paragraph" style:parent-style-name="Heading_20_2">
      <style:text-properties officeooo:rsid="0022708d" officeooo:paragraph-rsid="0022708d"/>
    </style:style>
    <style:style style:name="P9" style:family="paragraph" style:parent-style-name="Heading_20_2">
      <style:text-properties officeooo:rsid="0024e51d" officeooo:paragraph-rsid="0024e51d"/>
    </style:style>
    <style:style style:name="P10" style:family="paragraph" style:parent-style-name="Heading_20_2">
      <style:text-properties officeooo:rsid="00289d44" officeooo:paragraph-rsid="00289d44"/>
    </style:style>
    <style:style style:name="P11" style:family="paragraph" style:parent-style-name="Heading_20_2">
      <style:text-properties officeooo:rsid="001ecc15" officeooo:paragraph-rsid="0042d844"/>
    </style:style>
    <style:style style:name="P12" style:family="paragraph" style:parent-style-name="Heading_20_2">
      <style:text-properties officeooo:rsid="001e075e" officeooo:paragraph-rsid="001e075e"/>
    </style:style>
    <style:style style:name="P13" style:family="paragraph" style:parent-style-name="Heading_20_2">
      <style:text-properties officeooo:rsid="002351ed" officeooo:paragraph-rsid="002351ed"/>
    </style:style>
    <style:style style:name="P14" style:family="paragraph" style:parent-style-name="Heading_20_2">
      <style:text-properties officeooo:rsid="0026dff5" officeooo:paragraph-rsid="0026dff5"/>
    </style:style>
    <style:style style:name="P15" style:family="paragraph" style:parent-style-name="Heading_20_1">
      <style:text-properties officeooo:rsid="0014b0e0" officeooo:paragraph-rsid="0014b0e0"/>
    </style:style>
    <style:style style:name="P16" style:family="paragraph" style:parent-style-name="Heading_20_1">
      <style:text-properties officeooo:rsid="0014b0e0" officeooo:paragraph-rsid="0041f128"/>
    </style:style>
    <style:style style:name="P17" style:family="paragraph" style:parent-style-name="Heading_20_1">
      <style:text-properties officeooo:rsid="0014b0e0" officeooo:paragraph-rsid="0042d844"/>
    </style:style>
    <style:style style:name="P18" style:family="paragraph" style:parent-style-name="Heading_20_1">
      <style:text-properties officeooo:rsid="00343dbf" officeooo:paragraph-rsid="00343dbf"/>
    </style:style>
    <style:style style:name="P19" style:family="paragraph" style:parent-style-name="Standard">
      <style:text-properties officeooo:rsid="0014b0e0" officeooo:paragraph-rsid="0014b0e0"/>
    </style:style>
    <style:style style:name="P20" style:family="paragraph" style:parent-style-name="Standard">
      <style:text-properties officeooo:rsid="0014b0e0" officeooo:paragraph-rsid="0041f128"/>
    </style:style>
    <style:style style:name="P21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22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23" style:family="paragraph" style:parent-style-name="Standard">
      <style:text-properties officeooo:rsid="001ba205" officeooo:paragraph-rsid="001ba205"/>
    </style:style>
    <style:style style:name="P24" style:family="paragraph" style:parent-style-name="Standard">
      <style:text-properties officeooo:rsid="001d11f5" officeooo:paragraph-rsid="001d11f5"/>
    </style:style>
    <style:style style:name="P25" style:family="paragraph" style:parent-style-name="Standard">
      <style:text-properties officeooo:rsid="00209c54" officeooo:paragraph-rsid="00209c54"/>
    </style:style>
    <style:style style:name="P26" style:family="paragraph" style:parent-style-name="Standard">
      <style:text-properties officeooo:rsid="00211e14" officeooo:paragraph-rsid="00211e14"/>
    </style:style>
    <style:style style:name="P27" style:family="paragraph" style:parent-style-name="Standard">
      <style:text-properties officeooo:rsid="0023f798" officeooo:paragraph-rsid="0023f798"/>
    </style:style>
    <style:style style:name="P28" style:family="paragraph" style:parent-style-name="Standard">
      <style:text-properties officeooo:rsid="0024e51d" officeooo:paragraph-rsid="0024e51d"/>
    </style:style>
    <style:style style:name="P29" style:family="paragraph" style:parent-style-name="Standard">
      <style:text-properties officeooo:rsid="00289d44" officeooo:paragraph-rsid="00289d44"/>
    </style:style>
    <style:style style:name="P30" style:family="paragraph" style:parent-style-name="Standard">
      <style:text-properties officeooo:rsid="00343dbf" officeooo:paragraph-rsid="00343dbf"/>
    </style:style>
    <style:style style:name="P31" style:family="paragraph" style:parent-style-name="Standard">
      <style:text-properties officeooo:rsid="00343dbf" officeooo:paragraph-rsid="0037f497"/>
    </style:style>
    <style:style style:name="P32" style:family="paragraph" style:parent-style-name="Standard">
      <style:text-properties officeooo:paragraph-rsid="00343dbf"/>
    </style:style>
    <style:style style:name="P33" style:family="paragraph" style:parent-style-name="Standard">
      <style:text-properties officeooo:rsid="001ecc15" officeooo:paragraph-rsid="0042d844"/>
    </style:style>
    <style:style style:name="P34" style:family="paragraph" style:parent-style-name="Standard">
      <style:text-properties officeooo:rsid="001e075e" officeooo:paragraph-rsid="001e075e"/>
    </style:style>
    <style:style style:name="P35" style:family="paragraph" style:parent-style-name="Standard">
      <style:text-properties officeooo:rsid="002351ed" officeooo:paragraph-rsid="002351ed"/>
    </style:style>
    <style:style style:name="P36" style:family="paragraph" style:parent-style-name="Standard">
      <style:text-properties officeooo:rsid="0026dff5" officeooo:paragraph-rsid="0026dff5"/>
    </style:style>
    <style:style style:name="P37" style:family="paragraph" style:parent-style-name="Heading_20_1">
      <style:paragraph-properties fo:break-before="page"/>
      <style:text-properties officeooo:rsid="00343dbf" officeooo:paragraph-rsid="00343dbf"/>
    </style:style>
    <style:style style:name="P38" style:family="paragraph" style:parent-style-name="Heading_20_1">
      <style:paragraph-properties fo:break-before="page"/>
      <style:text-properties officeooo:rsid="0014b0e0" officeooo:paragraph-rsid="0041f128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P4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3" style:family="paragraph" style:parent-style-name="Standard">
      <style:text-properties officeooo:rsid="00343dbf" officeooo:paragraph-rsid="0037f497"/>
    </style:style>
    <style:style style:name="P44" style:family="paragraph" style:parent-style-name="Standard">
      <style:text-properties officeooo:rsid="00343dbf" officeooo:paragraph-rsid="00343dbf"/>
    </style:style>
    <style:style style:name="P45" style:family="paragraph" style:parent-style-name="Standard">
      <style:text-properties officeooo:paragraph-rsid="0037f497"/>
    </style:style>
    <style:style style:name="P46" style:family="paragraph" style:parent-style-name="Standard">
      <style:text-properties style:font-name="Calibri1" fo:font-size="10pt" officeooo:rsid="00343dbf" officeooo:paragraph-rsid="0037f497" style:font-size-asian="10pt" style:font-size-complex="10pt"/>
    </style:style>
    <style:style style:name="P47" style:family="paragraph" style:parent-style-name="Standard">
      <style:text-properties style:font-name="Calibri1" fo:font-size="10pt" officeooo:rsid="00343dbf" officeooo:paragraph-rsid="00376361" style:font-size-asian="10pt" style:font-size-complex="10pt"/>
    </style:style>
    <style:style style:name="P48" style:family="paragraph" style:parent-style-name="Standard">
      <style:text-properties fo:font-variant="normal" fo:text-transform="none" fo:color="#212121" style:font-name="Helvetica Neue1" fo:font-size="9pt" fo:letter-spacing="normal" fo:font-style="normal" fo:font-weight="normal" officeooo:rsid="00343dbf" officeooo:paragraph-rsid="0037f497"/>
    </style:style>
    <style:style style:name="P49" style:family="paragraph" style:parent-style-name="Text_20_body">
      <style:text-properties fo:font-variant="normal" fo:text-transform="none" fo:color="#000000" style:font-name="Calibri1" fo:font-size="10pt" fo:letter-spacing="normal" fo:font-style="normal" fo:font-weight="normal" officeooo:rsid="001a13ac" officeooo:paragraph-rsid="005c7730" style:font-size-asian="10pt" style:font-style-asian="normal" style:font-size-complex="10pt" style:font-style-complex="normal"/>
    </style:style>
    <style:style style:name="P50" style:family="paragraph" style:parent-style-name="Bibliography">
      <style:text-properties officeooo:rsid="00343dbf" officeooo:paragraph-rsid="0037f497"/>
    </style:style>
    <style:style style:name="P51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52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53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6" style:family="text">
      <style:text-properties fo:font-variant="normal" fo:text-transform="none" fo:color="#000000" style:font-name="Calibri1" fo:font-size="10pt" fo:letter-spacing="normal" fo:font-style="normal" fo:font-weight="normal" officeooo:rsid="0051273a" style:font-size-asian="10pt" style:font-size-complex="10pt"/>
    </style:style>
    <style:style style:name="T7" style:family="text">
      <style:text-properties fo:font-variant="normal" fo:text-transform="none" fo:color="#000000" style:font-name="Calibri1" fo:font-size="10pt" fo:letter-spacing="normal" fo:font-style="normal" fo:font-weight="normal" officeooo:rsid="00543d0c" style:font-size-asian="10pt" style:font-size-complex="10pt"/>
    </style:style>
    <style:style style:name="T8" style:family="text">
      <style:text-properties fo:font-variant="normal" fo:text-transform="none" fo:color="#000000" style:font-name="Calibri1" fo:font-size="10pt" fo:letter-spacing="normal" fo:font-style="normal" fo:font-weight="normal" officeooo:rsid="0055ddca" style:font-size-asian="10pt" style:font-size-complex="10pt"/>
    </style:style>
    <style:style style:name="T9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11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7553ad" style:font-style-asian="italic" style:font-style-complex="italic"/>
    </style:style>
    <style:style style:name="T16" style:family="text">
      <style:text-properties fo:color="#000000" style:font-name="Calibri1" fo:font-size="10pt" fo:letter-spacing="normal" fo:font-weight="normal" style:font-size-asian="10pt" style:font-size-complex="10pt"/>
    </style:style>
    <style:style style:name="T17" style:family="text">
      <style:text-properties fo:color="#000000" style:font-name="Calibri1" fo:font-size="10pt" officeooo:rsid="001a13ac" style:font-size-asian="10pt" style:font-style-asian="normal" style:font-size-complex="10pt" style:font-style-complex="normal"/>
    </style:style>
    <style:style style:name="T18" style:family="text">
      <style:text-properties fo:color="#000000" style:font-name="Calibri1" fo:font-size="10pt" style:font-size-asian="10pt" style:font-size-complex="10pt"/>
    </style:style>
    <style:style style:name="T19" style:family="text">
      <style:text-properties fo:color="#000000" style:font-name="Calibri1" fo:font-size="10pt" fo:font-style="italic" officeooo:rsid="001a13ac" style:font-size-asian="10pt" style:font-style-asian="normal" style:font-size-complex="10pt" style:font-style-complex="normal"/>
    </style:style>
    <style:style style:name="T20" style:family="text">
      <style:text-properties fo:color="#000000" style:font-name="Calibri1" fo:font-size="10pt" fo:font-style="italic" style:font-size-asian="10pt" style:font-style-asian="italic" style:font-size-complex="10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Extensible Protocol Development and Load Testing suite</text:p>
      <text:p text:style-name="P21"><text:bookmark-start text:name="__RefHeading___Toc67584_2741984178"/>Abstract<text:bookmark-end text:name="__RefHeading___Toc67584_2741984178"/></text:p>
      <text:p text:style-name="P22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41"><text:a xlink:type="simple" xlink:href="#__RefHeading___Toc64583_2741984178" text:style-name="Index_20_Link" text:visited-style-name="Index_20_Link">Introduction<text:tab/>3</text:a></text:p>
          <text:p text:style-name="P41"><text:a xlink:type="simple" xlink:href="#__RefHeading___Toc91753_641238142" text:style-name="Index_20_Link" text:visited-style-name="Index_20_Link">Research<text:tab/>3</text:a></text:p>
          <text:p text:style-name="P41"><text:a xlink:type="simple" xlink:href="#__RefHeading___Toc64587_2741984178" text:style-name="Index_20_Link" text:visited-style-name="Index_20_Link">Requirements &amp; Acceptance Tests<text:tab/>3</text:a></text:p>
          <text:p text:style-name="P42"><text:a xlink:type="simple" xlink:href="#__RefHeading___Toc84680_2741984178" text:style-name="Index_20_Link" text:visited-style-name="Index_20_Link">Requirements<text:tab/>3</text:a></text:p>
          <text:p text:style-name="P42"><text:a xlink:type="simple" xlink:href="#__RefHeading___Toc84682_2741984178" text:style-name="Index_20_Link" text:visited-style-name="Index_20_Link">Acceptance Tests<text:tab/>3</text:a></text:p>
          <text:p text:style-name="P42"><text:a xlink:type="simple" xlink:href="#__RefHeading___Toc84684_2741984178" text:style-name="Index_20_Link" text:visited-style-name="Index_20_Link">Acceptance Tests and Requirements Overview<text:tab/>3</text:a></text:p>
          <text:p text:style-name="P41"><text:a xlink:type="simple" xlink:href="#__RefHeading___Toc64589_2741984178" text:style-name="Index_20_Link" text:visited-style-name="Index_20_Link">Methodology<text:tab/>3</text:a></text:p>
          <text:p text:style-name="P42"><text:a xlink:type="simple" xlink:href="#__RefHeading___Toc91755_641238142" text:style-name="Index_20_Link" text:visited-style-name="Index_20_Link">Development Methodology<text:tab/>3</text:a></text:p>
          <text:p text:style-name="P41"><text:a xlink:type="simple" xlink:href="#__RefHeading___Toc91757_641238142" text:style-name="Index_20_Link" text:visited-style-name="Index_20_Link">Designs<text:tab/>3</text:a></text:p>
          <text:p text:style-name="P42"><text:a xlink:type="simple" xlink:href="#__RefHeading___Toc84688_2741984178" text:style-name="Index_20_Link" text:visited-style-name="Index_20_Link">Current Designs<text:tab/>3</text:a></text:p>
          <text:p text:style-name="P41"><text:a xlink:type="simple" xlink:href="#__RefHeading___Toc64591_2741984178" text:style-name="Index_20_Link" text:visited-style-name="Index_20_Link">Implementation<text:tab/>3</text:a></text:p>
          <text:p text:style-name="P42"><text:a xlink:type="simple" xlink:href="#__RefHeading___Toc84690_2741984178" text:style-name="Index_20_Link" text:visited-style-name="Index_20_Link">Testing methodology<text:tab/>3</text:a></text:p>
          <text:p text:style-name="P42"><text:a xlink:type="simple" xlink:href="#__RefHeading___Toc84692_2741984178" text:style-name="Index_20_Link" text:visited-style-name="Index_20_Link">Implementation Methodology and Approach<text:tab/>3</text:a></text:p>
          <text:p text:style-name="P42"><text:a xlink:type="simple" xlink:href="#__RefHeading___Toc84694_2741984178" text:style-name="Index_20_Link" text:visited-style-name="Index_20_Link">Implementation Log<text:tab/>3</text:a></text:p>
          <text:p text:style-name="P42"><text:a xlink:type="simple" xlink:href="#__RefHeading___Toc84696_2741984178" text:style-name="Index_20_Link" text:visited-style-name="Index_20_Link">Testing Log<text:tab/>3</text:a></text:p>
          <text:p text:style-name="P42"><text:a xlink:type="simple" xlink:href="#__RefHeading___Toc84698_2741984178" text:style-name="Index_20_Link" text:visited-style-name="Index_20_Link">Acceptance Test Checklist<text:tab/>3</text:a></text:p>
          <text:p text:style-name="P41"><text:a xlink:type="simple" xlink:href="#__RefHeading___Toc64593_2741984178" text:style-name="Index_20_Link" text:visited-style-name="Index_20_Link">Evaluation<text:tab/>3</text:a></text:p>
          <text:p text:style-name="P42"><text:a xlink:type="simple" xlink:href="#__RefHeading___Toc84700_2741984178" text:style-name="Index_20_Link" text:visited-style-name="Index_20_Link">What has been shown<text:tab/>3</text:a></text:p>
          <text:p text:style-name="P42"><text:a xlink:type="simple" xlink:href="#__RefHeading___Toc84702_2741984178" text:style-name="Index_20_Link" text:visited-style-name="Index_20_Link">What is still outstanding<text:tab/>3</text:a></text:p>
          <text:p text:style-name="P41"><text:a xlink:type="simple" xlink:href="#__RefHeading___Toc64595_2741984178" text:style-name="Index_20_Link" text:visited-style-name="Index_20_Link">Conclusion<text:tab/>3</text:a></text:p>
          <text:p text:style-name="P42"><text:a xlink:type="simple" xlink:href="#__RefHeading___Toc84704_2741984178" text:style-name="Index_20_Link" text:visited-style-name="Index_20_Link">Future enhancements<text:tab/>3</text:a></text:p>
          <text:p text:style-name="P42"><text:a xlink:type="simple" xlink:href="#__RefHeading___Toc84706_2741984178" text:style-name="Index_20_Link" text:visited-style-name="Index_20_Link">Process Actions<text:tab/>4</text:a></text:p>
          <text:p text:style-name="P42"><text:a xlink:type="simple" xlink:href="#__RefHeading___Toc84708_2741984178" text:style-name="Index_20_Link" text:visited-style-name="Index_20_Link">Into the future<text:tab/>4</text:a></text:p>
          <text:p text:style-name="P41"><text:a xlink:type="simple" xlink:href="#__RefHeading___Toc91759_641238142" text:style-name="Index_20_Link" text:visited-style-name="Index_20_Link">References<text:tab/>5</text:a></text:p>
        </text:index-body>
      </text:table-of-content>
      <text:p text:style-name="Text_20_body"/>
      <text:h text:style-name="P38" text:outline-level="1"><text:bookmark-start text:name="__RefHeading___Toc64583_2741984178"/>Introduction <text:bookmark-end text:name="__RefHeading___Toc64583_2741984178"/></text:h>
      <text:p text:style-name="P20"/>
      <text:h text:style-name="P16" text:outline-level="1"><text:bookmark-start text:name="__RefHeading___Toc91753_641238142"/>Research<text:bookmark-end text:name="__RefHeading___Toc91753_641238142"/></text:h>
      <text:p text:style-name="P19"/>
      <text:h text:style-name="P15" text:outline-level="1"><text:bookmark-start text:name="__RefHeading___Toc64587_2741984178"/>Requirements &amp; Acceptance Tests<text:bookmark-end text:name="__RefHeading___Toc64587_2741984178"/></text:h>
      <text:h text:style-name="P5" text:outline-level="2"><text:bookmark-start text:name="__RefHeading___Toc84680_2741984178"/>Requirements<text:bookmark-end text:name="__RefHeading___Toc84680_2741984178"/></text:h>
      <text:p text:style-name="P24">[Make a note of the User story ID in the AT tracker table]</text:p>
      <text:h text:style-name="P5" text:outline-level="2"><text:bookmark-start text:name="__RefHeading___Toc84682_2741984178"/>Acceptance Tests<text:bookmark-end text:name="__RefHeading___Toc84682_2741984178"/></text:h>
      <text:p text:style-name="P23"/>
      <text:h text:style-name="P12" text:outline-level="2"><text:bookmark-start text:name="__RefHeading___Toc84684_2741984178"/>Acceptance Tests and Requirements Overview<text:bookmark-end text:name="__RefHeading___Toc84684_2741984178"/></text:h>
      <text:p text:style-name="P34"/>
      <text:h text:style-name="P17" text:outline-level="1"><text:bookmark-start text:name="__RefHeading___Toc64589_2741984178"/>Methodology <text:bookmark-end text:name="__RefHeading___Toc64589_2741984178"/></text:h>
      <text:h text:style-name="P11" text:outline-level="2"><text:bookmark-start text:name="__RefHeading___Toc91755_641238142"/>Development Methodology<text:bookmark-end text:name="__RefHeading___Toc91755_641238142"/></text:h>
      <text:p text:style-name="P33"/>
      <text:h text:style-name="P17" text:outline-level="1"><text:bookmark-start text:name="__RefHeading___Toc91757_641238142"/>Designs<text:bookmark-end text:name="__RefHeading___Toc91757_641238142"/></text:h>
      <text:h text:style-name="P6" text:outline-level="2"><text:bookmark-start text:name="__RefHeading___Toc84688_2741984178"/>Current Designs<text:bookmark-end text:name="__RefHeading___Toc84688_2741984178"/></text:h>
      <text:p text:style-name="P25">[Post the chart followed by the log of its design]</text:p>
      <text:h text:style-name="P15" text:outline-level="1"><text:bookmark-start text:name="__RefHeading___Toc64591_2741984178"/>Implementation<text:bookmark-end text:name="__RefHeading___Toc64591_2741984178"/></text:h>
      <text:h text:style-name="P7" text:outline-level="2"><text:bookmark-start text:name="__RefHeading___Toc84690_2741984178"/>Testing methodology<text:bookmark-end text:name="__RefHeading___Toc84690_2741984178"/></text:h>
      <text:p text:style-name="P26"/>
      <text:h text:style-name="P7" text:outline-level="2"><text:bookmark-start text:name="__RefHeading___Toc84692_2741984178"/>Implementation Methodology and Approach<text:bookmark-end text:name="__RefHeading___Toc84692_2741984178"/></text:h>
      <text:p text:style-name="P26"/>
      <text:h text:style-name="P7" text:outline-level="2"><text:bookmark-start text:name="__RefHeading___Toc84694_2741984178"/>Implementation Log<text:bookmark-end text:name="__RefHeading___Toc84694_2741984178"/></text:h>
      <text:p text:style-name="P26"/>
      <text:h text:style-name="P8" text:outline-level="2"><text:bookmark-start text:name="__RefHeading___Toc84696_2741984178"/>Testing Log<text:bookmark-end text:name="__RefHeading___Toc84696_2741984178"/></text:h>
      <text:p text:style-name="P27">[Standardise test naming conventions]</text:p>
      <text:h text:style-name="P13" text:outline-level="2"><text:bookmark-start text:name="__RefHeading___Toc84698_2741984178"/>Acceptance Test Checklist<text:bookmark-end text:name="__RefHeading___Toc84698_2741984178"/></text:h>
      <text:p text:style-name="P35"/>
      <text:h text:style-name="P15" text:outline-level="1"><text:bookmark-start text:name="__RefHeading___Toc64593_2741984178"/>Evaluation<text:bookmark-end text:name="__RefHeading___Toc64593_2741984178"/></text:h>
      <text:h text:style-name="P9" text:outline-level="2"><text:bookmark-start text:name="__RefHeading___Toc84700_2741984178"/>What has been shown<text:bookmark-end text:name="__RefHeading___Toc84700_2741984178"/></text:h>
      <text:p text:style-name="P28"/>
      <text:h text:style-name="P14" text:outline-level="2"><text:bookmark-start text:name="__RefHeading___Toc84702_2741984178"/>What is still outstanding<text:bookmark-end text:name="__RefHeading___Toc84702_2741984178"/></text:h>
      <text:p text:style-name="P36"/>
      <text:h text:style-name="P15" text:outline-level="1"><text:bookmark-start text:name="__RefHeading___Toc64595_2741984178"/>Conclusion<text:bookmark-end text:name="__RefHeading___Toc64595_2741984178"/></text:h>
      <text:h text:style-name="P10" text:outline-level="2"><text:bookmark-start text:name="__RefHeading___Toc84704_2741984178"/>Future enhancements<text:bookmark-end text:name="__RefHeading___Toc84704_2741984178"/></text:h>
      <text:p text:style-name="P29"/>
      <text:h text:style-name="P10" text:outline-level="2"><text:bookmark-start text:name="__RefHeading___Toc84706_2741984178"/><text:soft-page-break/>Process Actions<text:bookmark-end text:name="__RefHeading___Toc84706_2741984178"/></text:h>
      <text:p text:style-name="P29"/>
      <text:h text:style-name="P10" text:outline-level="2"><text:bookmark-start text:name="__RefHeading___Toc84708_2741984178"/>Into the future<text:bookmark-end text:name="__RefHeading___Toc84708_2741984178"/></text:h>
      <text:p text:style-name="P29"/>
      <text:h text:style-name="P18" text:outline-level="1"/>
      <text:h text:style-name="P37" text:outline-level="1"><text:bookmark-start text:name="__RefHeading___Toc91759_641238142"/>References<text:bookmark-end text:name="__RefHeading___Toc91759_641238142"/></text:h>
      <text:p text:style-name="P3"><text:span text:style-name="T17">Ahmad, M.O., Dennehy, D., Conboy, K. &amp; Oivo, M. 2018, “Kanban in software engineering: A systematic mapping study”, </text:span><text:span text:style-name="T19">The Journal of Systems &amp; Software, </text:span><text:span text:style-name="T17">vol. 137, pp. 96-113.</text:span></text:p>
      <text:p text:style-name="P30"><text:span text:style-name="T3">Akhshani, A, Akhavan, A., Mobaraki, A., Lim, S. </text:span><text:span text:style-name="T8">a</text:span><text:span text:style-name="T7">nd</text:span><text:span text:style-name="T3"> Hassan, Z. (2014) Pseudo Random Number Generator Based on Quantum Chaotic Map. </text:span><text:span text:style-name="Emphasis"><text:span text:style-name="T16">Communications in Nonlinear Science and Numerical Simulation</text:span></text:span><text:span text:style-name="T3">. 19 (1), pp. 101-111.</text:span></text:p>
      <text:p text:style-name="P30"><text:span text:style-name="T3">Baltazar, H. 1998, “Iometer is best for testing servers but shouldn't be ssed when buying them”, </text:span><text:span text:style-name="T11">PC Week</text:span><text:span text:style-name="T3">, vol. 15, no. 50, pp. 104.</text:span></text:p>
      <text:p text:style-name="P31"><text:span text:style-name="T3">Bayan, M.S. and Cangussu, J.W. (2006) Automatic Stress and Load Testing For Embedded Systems. </text:span><text:span text:style-name="Emphasis"><text:span text:style-name="T9">Computer Software and Applications Conference (Compsac'06)</text:span></text:span><text:span text:style-name="T3">.</text:span></text:p>
      <text:p text:style-name="P31"><text:span text:style-name="T3">Bayan, M and Cangussu, J.O.A.O. (2008) Automatic Feedback, Control-based, Stress and Load Testing. </text:span><text:span text:style-name="Emphasis"><text:span text:style-name="T9">Symposium on Applied Computing</text:span></text:span><text:span text:style-name="T3">., pp. 661-666.</text:span></text:p>
      <text:p text:style-name="P31"><text:span text:style-name="T3">Bhatia, S., Schmidt, D., Mohay, G. and Tickle, A. (2014) A Framework For Generating Realistic Traffic For Distributed Denial-of-service Attacks and Flash Events. </text:span><text:span text:style-name="Emphasis"><text:span text:style-name="T9">Computers &amp; Security</text:span></text:span><text:span text:style-name="T3">. 40, pp. 95-107.</text:span></text:p>
      <text:p text:style-name="P31"><text:span text:style-name="T3">Casado, R., Tuya, J. &amp; Younas, M. 2015, “Evaluating the effectiveness of the abstract transaction model in testing Web services transactions”, </text:span><text:span text:style-name="T11">Concurrency and Computation: Practice and Experience</text:span><text:span text:style-name="T3">, vol. 27, no. 4, pp. 765-781.</text:span></text:p>
      <text:p text:style-name="P48"><text:span text:style-name="T18">Chapuis, B. &amp; Garbinato, B. 2017, “Scaling and Load Testing Location-Based Publish and Subscribe”, </text:span><text:span text:style-name="T20">IEEE</text:span><text:span text:style-name="T18">, pp. 2543.</text:span></text:p>
      <text:p text:style-name="P48"><text:span text:style-name="T18">Cico, O. &amp; Dika, Z. 2014, “Performance and load testing of cloud vs. classic server platforms (Case study: Social network application)”, </text:span><text:span text:style-name="T20">IEEE</text:span><text:span text:style-name="T18">, pp. 301.</text:span></text:p>
      <text:p text:style-name="P30"><text:span text:style-name="T3">Draheim, D. and Weber, G. (2005) Modelling Form-based Interfaces with Bipartite State Machines. </text:span><text:span text:style-name="Emphasis"><text:span text:style-name="T9">Interacting with Computers</text:span></text:span><text:span text:style-name="T3">. 17 (2), pp. 207-228.</text:span></text:p>
      <text:p text:style-name="P31"><text:span text:style-name="T3">Draheim, D., Grundy, J., Hosking, J., Lutteroth, C. and W</text:span><text:span text:style-name="T6">e</text:span><text:span text:style-name="T3">ber, G. (2006) Realistic Load Testing of Web Applications. </text:span><text:span text:style-name="Emphasis"><text:span text:style-name="T9">Conference on Software Maintenance and Reengineering (Csmr'06)</text:span></text:span><text:span text:style-name="T3">.</text:span></text:p>
      <text:p text:style-name="P51"><text:span text:style-name="T13">Ee Mae Ang, K.W.Y.H.P.K.K.P. (2015) A performance analysis on packet scheduling schemes based on an exponential rule for real-time traffic in LTE. </text:span><text:span text:style-name="T12">EURASIP Journal on Wireless Communications and Networking</text:span><text:span text:style-name="T13">, (2015), p.201.</text:span></text:p>
      <text:p text:style-name="P46">Garg, M. &amp; Lavhate, N. 2017, “Web Service Testing Automation using SoapUI Tool”, <text:span text:style-name="T14">International Journal of Computer Applications</text:span>, vol. 167, no. 2, pp. 23-28.</text:p>
      <text:p text:style-name="P46">Grehan, R. 2005, SOAPtest 4.0 targets Web services - New security tests, load testing make for squeaky-clean Web services, <text:span text:style-name="T14">InfoWorld Media Group, Inc.</text:span></text:p>
      <text:p text:style-name="P31"><text:span text:style-name="T3">Hasenleithner, E. and Ziegler, T. (2003) Comparison of Simulation and Measurement Using State-of-the-Art Web Traffic Models. </text:span><text:span text:style-name="Emphasis"><text:span text:style-name="T9">Ieee Symposium on Computers and Communications</text:span></text:span><text:span text:style-name="T3">.</text:span></text:p>
      <text:p text:style-name="P50"><text:span text:style-name="T3">Hari Balakrishnan, V.N.P.R.H.K. (1999) The effects of asymmetry on TCP performance. </text:span><text:span text:style-name="T11">Mobile Networks and Applications</text:span><text:span text:style-name="T3">, (4), pp.219-41.</text:span></text:p>
      <text:p text:style-name="P31">Hwang, G., Chang, S. &amp; Chu, H. 2004, “Technology for testing nondeterministic client/server database applications”, <text:span text:style-name="T14">IEEE Transactions on Software Engineering</text:span>, vol. 30, no. 1, pp. 59-77.</text:p>
      <text:p text:style-name="P31">Jiang, Z.M. &amp; Hassan, A.E. 2015, “A Survey on Load Testing of Large-Scale Software Systems”, <text:span text:style-name="T14">IEEE Transactions on Software Engineering</text:span>, vol. 41, no. 11, pp. 1091-1118.</text:p>
      <text:p text:style-name="P31"><text:soft-page-break/>Jiang, Z.M.J. 2015, “Load Testing Large-Scale Software Systems”, <text:span text:style-name="T14">I</text:span><text:span text:style-name="T15">E</text:span><text:span text:style-name="T14">EE</text:span>, pp. 955.</text:p>
      <text:p text:style-name="P30"><text:span text:style-name="T3">Jumar, S. (2017) Simulating Ddos Attacks on the U.</text:span><text:span text:style-name="T4">S.</text:span><text:span text:style-name="T3"> Fiber-optics Internet Infrastructure. </text:span><text:span text:style-name="Emphasis"><text:span text:style-name="T9">2017 Winter Simulation Conference (WSC)</text:span></text:span><text:span text:style-name="T3">.</text:span></text:p>
      <text:p text:style-name="P30">Koh, N., Li, Y., Li, Y., Xia, L., Beringer, L., Honoré, W., Mansky, W., Pierce, B.C. &amp; Zdancewic, S. 2018, “From C to Interaction Trees: Specifying, Verifying, and Testing a Networked Server”, <text:span text:style-name="T14">Proceedings of the 8th ACM SIGPLAN International Conference on Certified Programs and Proofs</text:span>.</text:p>
      <text:p text:style-name="P31"><text:span text:style-name="T3">Malik, H. (2010) A Methodology to Support Load Test Analysis. </text:span><text:span text:style-name="Emphasis"><text:span text:style-name="T9">Acm/ieee International Conference on Software Engineering</text:span></text:span><text:span text:style-name="T3">. 2, pp. 421-424.</text:span></text:p>
      <text:p text:style-name="P48"><text:span text:style-name="T18">Na, Q. &amp; Huaichang, D. 2015, “Extension based on robot framework and application on Linux server”, </text:span><text:span text:style-name="T20">IEEE</text:span><text:span text:style-name="T18">, pp. 293.</text:span></text:p>
      <text:p text:style-name="P49">Pagotto, T., Fabri, J.A., Lerario, A. &amp; Goncalves, J.A. 2016, “Scrum solo: Software process for individual development”, AISTI, pp. 1.</text:p>
      <text:p text:style-name="P45"><text:span text:style-name="T5">Menasce, D.A. (2002) Load Testing of Web Sites. </text:span><text:span text:style-name="Emphasis"><text:span text:style-name="T10">Ieee Internet Computing</text:span></text:span><text:span text:style-name="T5">. 6 (4), pp. 70-74.</text:span></text:p>
      <text:p text:style-name="P45">AlertSite Launches Outsourced Load Testing Service; Web Monitoring Company Offering Full-Service Web Performance Management With Industry Leader Mentora 2004, <text:span text:style-name="T14">PR Newswire Association LLC</text:span>.</text:p>
      <text:p text:style-name="P4"><text:span text:style-name="T17">Rubin, K.S. 2013, </text:span><text:span text:style-name="T19">Essential Scrum: a practical guide to the most popular Agile process, </text:span><text:span text:style-name="T17">Addison-Wesley, London;Upper Saddle River, N.J;.</text:span></text:p>
      <text:p text:style-name="P40">Sajal Bhatia, D.S.G.M.A.T. (2014) A framework for generating realistic traffic for Distributed Denial-of-Service attacks and Flash Events. <text:span text:style-name="T14">Elsevier</text:span>, (40), pp.95-107.</text:p>
      <text:p text:style-name="P51">Shimomura, T. 2012, “Automated Server-Side Regression Testing for Web Applications”, <text:span text:style-name="T14">International Journal of Computers and Applications</text:span>, vol. 34, no. 2, pp. 119-126.</text:p>
      <text:p text:style-name="P46">Shojaee, A., Agheli, N. &amp; Hosseini, B. 2015, “Cloud-based load testing method for web services with VMs management”, <text:span text:style-name="T14">IEEE</text:span>, pp. 170.</text:p>
      <text:p text:style-name="P51"><text:span text:style-name="T13">Sumeet Kumar, K.M.C. (2017) SIMULATING DDOS ATTACKS ON THE US FIBER-OPTICS INTERNET INFRASTRUCTURE. In </text:span><text:span text:style-name="T12">Winter Simulation Conference</text:span><text:span text:style-name="T13">. Las Vegas, NV, 2017. IEEE.</text:span></text:p>
      <text:p text:style-name="P46"><text:span text:style-name="T13">Sun, J. &amp; Mannisto, T. 2012, “Usefulness Evaluation of Simulation in Server System Testing”, </text:span><text:span text:style-name="T12">IEEE</text:span><text:span text:style-name="T13">, pp. 158.</text:span></text:p>
      <text:p text:style-name="P32"><text:span text:style-name="T5">Yan, M., Sun, H., Liu, X., Deng, T. and Wang, X. (2014) Delivering Web Service Load Testing as a Service with a Global Cloud. </text:span><text:span text:style-name="Emphasis"><text:span text:style-name="T10">Concurrency and Computation</text:span></text:span><text:span text:style-name="T5">. 27 (3), pp. 526-545.</text:span></text:p>
      <text:p text:style-name="P52">Yates, D. (2006) Editorial: Uncertainty and chaos. <text:span text:style-name="T14">SOFTWARE TESTING, VERIFICATION AND RELIABILITY</text:span>, (16), pp.69-70.</text:p>
      <text:p text:style-name="P47">Zhang, P., Elbaum, S. &amp; Dwyer, M. 2011, “Automatic generation of load tests”, <text:span text:style-name="T14">IEEE Computer Society</text:span>, pp. 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Helvetica Neue" svg:font-family="'Helvetica Neue', Helvetica, Arial, sans-serif"/>
    <style:font-face style:name="Helvetica Neue1" svg:font-family="'Helvetica Neue', Helvetica, Arial, sans-serif, serif, EmojiFont"/>
    <style:font-face style:name="Lucida Grande" svg:font-family="'Lucida Grande', helvetica, arial, verdana, sans-serif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5</meta:editing-cycles>
    <meta:creation-date>2018-12-20T16:06:49.616603535</meta:creation-date>
    <meta:editing-duration>PT1H20M6S</meta:editing-duration>
    <meta:generator>LibreOffice/6.2.0.3$Linux_X86_64 LibreOffice_project/20$Build-3</meta:generator>
    <dc:title>word</dc:title>
    <dc:date>2019-02-27T13:30:01.721468118</dc:date>
    <meta:document-statistic meta:table-count="0" meta:image-count="0" meta:object-count="0" meta:page-count="6" meta:paragraph-count="92" meta:word-count="965" meta:character-count="6599" meta:non-whitespace-character-count="57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